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-- CREACION DE TABLAS E INSERCION DE DATOS</text:span></text:p>
      <text:p text:style-name="P1"><text:span text:style-name="T1">drop table alumnos cascade constraint;</text:span></text:p>
      <text:p text:style-name="P1"><text:span text:style-name="T1">create table alumnos</text:span></text:p>
      <text:p text:style-name="P1"><text:span text:style-name="T1">(</text:span></text:p>
      <text:p text:style-name="P1"><text:span text:style-name="T1"><text:s/>dni <text:tab/><text:tab/>varchar2(9) constraint pk_alumnos primary key,</text:span></text:p>
      <text:p text:style-name="P1"><text:span text:style-name="T1"><text:s/>nombre <text:tab/>varchar2(20),</text:span></text:p>
      <text:p text:style-name="P1"><text:span text:style-name="T1"><text:s/>apellido1 <text:tab/>varchar2(20),</text:span></text:p>
      <text:p text:style-name="P1"><text:span text:style-name="T1"><text:s/>apellido2 <text:tab/>varchar2(20),</text:span></text:p>
      <text:p text:style-name="P1"><text:span text:style-name="T1"><text:s/>direccion <text:tab/>varchar2(30),</text:span></text:p>
      <text:p text:style-name="P1"><text:span text:style-name="T1"><text:s/>sexo <text:tab/><text:tab/>varchar2(1),</text:span></text:p>
      <text:p text:style-name="P1"><text:span text:style-name="T1"><text:s/>fechanac <text:tab/>date</text:span></text:p>
      <text:p text:style-name="P1"><text:span text:style-name="T1">);</text:span></text:p>
      <text:p text:style-name="P1"><text:span text:style-name="T1">drop table profesores cascade constraint;</text:span></text:p>
      <text:p text:style-name="P1"><text:span text:style-name="T1">create table profesores</text:span></text:p>
      <text:p text:style-name="P1"><text:span text:style-name="T1">(</text:span></text:p>
      <text:p text:style-name="P1"><text:span text:style-name="T1"><text:s/>dni <text:tab/><text:tab/>varchar2(9) constraint pk_profesores primary key,</text:span></text:p>
      <text:p text:style-name="P1"><text:span text:style-name="T1"><text:s/>nombre <text:tab/>varchar2(20),</text:span></text:p>
      <text:p text:style-name="P1"><text:span text:style-name="T1"><text:s/>apellido1 <text:tab/>varchar2(20),</text:span></text:p>
      <text:p text:style-name="P1"><text:span text:style-name="T1"><text:s/>apellido2 <text:tab/>varchar2(20),</text:span></text:p>
      <text:p text:style-name="P1"><text:span text:style-name="T1"><text:s/>direccion <text:tab/>varchar2(30),</text:span></text:p>
      <text:p text:style-name="P1"><text:span text:style-name="T1"><text:s/>titulo <text:tab/>varchar2(30),</text:span></text:p>
      <text:p text:style-name="P1"><text:span text:style-name="T1"><text:s/>sueldo<text:tab/>number(6)</text:span></text:p>
      <text:p text:style-name="P1"><text:span text:style-name="T1">);</text:span></text:p>
      <text:p text:style-name="P1"><text:span text:style-name="T1">drop table cursos cascade constraint;</text:span></text:p>
      <text:p text:style-name="P1"><text:span text:style-name="T1">create table cursos</text:span></text:p>
      <text:p text:style-name="P1"><text:span text:style-name="T1">(</text:span></text:p>
      <text:p text:style-name="P1"><text:span text:style-name="T1"><text:s/>codigocurso <text:tab/>varchar2(5) constraint pk_cursos primary key,</text:span></text:p>
      <text:p text:style-name="P1"><text:span text:style-name="T1"><text:s/>nombrecurso<text:s text:c="2"/>varchar2(30),</text:span></text:p>
      <text:p text:style-name="P1"><text:span text:style-name="T1"><text:s/>maxalumnos <text:tab/>number(4),</text:span></text:p>
      <text:p text:style-name="P1"><text:span text:style-name="T1"><text:s/>fechaini<text:tab/>date,</text:span></text:p>
      <text:p text:style-name="P1"><text:span text:style-name="T1"><text:s/>fechafin<text:tab/>date,</text:span></text:p>
      <text:p text:style-name="P1"><text:span text:style-name="T1"><text:s/>numhoras <text:tab/>number(4),</text:span></text:p>
      <text:p text:style-name="P1"><text:span text:style-name="T1"><text:s/>profesor <text:tab/>varchar2(9) constraint fk_profesores references profesores</text:span></text:p>
      <text:p text:style-name="P1"><text:span text:style-name="T1">);</text:span></text:p>
      <text:p text:style-name="P1"><text:span text:style-name="T1">drop table manuales cascade constraint;</text:span></text:p>
      <text:p text:style-name="P1"><text:span text:style-name="T1">create table manuales</text:span></text:p>
      <text:p text:style-name="P1"><text:span text:style-name="T1">(</text:span></text:p>
      <text:p text:style-name="P1"><text:span text:style-name="T1"><text:s/>referencia<text:tab/>varchar2(6) constraint pk_manuales primary key,</text:span></text:p>
      <text:p text:style-name="P1"><text:span text:style-name="T1"><text:s/>titulo <text:tab/>varchar2(40),</text:span></text:p>
      <text:p text:style-name="P1"><text:span text:style-name="T1"><text:s/>autor<text:tab/><text:tab/>varchar2(30),</text:span></text:p>
      <text:p text:style-name="P1"><text:span text:style-name="T1"><text:s/>fechapub <text:tab/>date,</text:span></text:p>
      <text:p text:style-name="P1"><text:span text:style-name="T1"><text:s/>precio<text:tab/>number(4)</text:span></text:p>
      <text:p text:style-name="P1"><text:span text:style-name="T1">);</text:span></text:p>
      <text:p text:style-name="P1"><text:span text:style-name="T1">drop table oposiciones cascade constraint;</text:span></text:p>
      <text:p text:style-name="P1"><text:span text:style-name="T1">create table oposiciones</text:span></text:p>
      <text:p text:style-name="P1"><text:span text:style-name="T1">(</text:span></text:p>
      <text:p text:style-name="P1"><text:span text:style-name="T1"><text:s/>codigo<text:s text:c="2"/><text:tab/>varchar2(6) constraint pk_oposiciones primary key,</text:span></text:p>
      <text:p text:style-name="P1"><text:span text:style-name="T1"><text:s/>nombre<text:tab/><text:tab/>varchar2(30),</text:span></text:p>
      <text:p text:style-name="P1"><text:span text:style-name="T1"><text:s/>fechaexamen<text:tab/>date,</text:span></text:p>
      <text:p text:style-name="P1"><text:span text:style-name="T1"><text:s/>organismo<text:tab/>varchar2(30),</text:span></text:p>
      <text:p text:style-name="P1"><text:span text:style-name="T1"><text:s/>plazas<text:tab/><text:tab/>number(4),</text:span></text:p>
      <text:p text:style-name="P1"><text:span text:style-name="T1"><text:s/>categoria<text:tab/>varchar2(1) constraint cat_val check (categoria in ('A','B','C','D','E'))</text:span></text:p>
      <text:p text:style-name="P1"><text:span text:style-name="T1">);</text:span></text:p>
      <text:p text:style-name="P1"><text:span text:style-name="T1">drop table matriculas cascade constraint;</text:span></text:p>
      <text:p text:style-name="P1"><text:span text:style-name="T1">create table matriculas</text:span></text:p>
      <text:p text:style-name="P1"><text:span text:style-name="T1">(</text:span></text:p>
      <text:p text:style-name="P1"><text:span text:style-name="T1"><text:s/>dnialumno <text:tab/>varchar2(9) <text:tab/>constraint fk_alumnos1 references alumnos,</text:span></text:p>
      <text:p text:style-name="P1"><text:span text:style-name="T1"><text:s/>codcurso<text:tab/>varchar2(5) <text:tab/>constraint fk_cursos1 references cursos,</text:span></text:p>
      <text:p text:style-name="P1"><text:span text:style-name="T1"><text:s/>pruebaA<text:tab/>number(2) <text:tab/>constraint pruebaA_val check (pruebaA between 0 and 50),</text:span></text:p>
      <text:p text:style-name="P1"><text:span text:style-name="T1"><text:s/>pruebaB<text:tab/>number(2)<text:tab/>constraint pruebaB_val check (pruebaB between 0 and 50),</text:span></text:p>
      <text:p text:style-name="P1"><text:span text:style-name="T1"><text:s/>tipo<text:tab/><text:tab/>varchar2(7) <text:tab/>constraint tipo_val check (tipo in ('Oficial','Libre')),</text:span></text:p>
      <text:p text:style-name="P1"><text:span text:style-name="T1"><text:s/>inscripcion<text:tab/>date,</text:span></text:p>
      <text:p text:style-name="P1"><text:span text:style-name="T1"><text:s/>constraint pk_matriculas primary key (dnialumno, codcurso)</text:span></text:p>
      <text:p text:style-name="P1"><text:span text:style-name="T1">);</text:span></text:p>
      <text:p text:style-name="P1"><text:span text:style-name="T1">drop table cursooposicion cascade constraint;</text:span></text:p>
      <text:p text:style-name="P1"><text:span text:style-name="T1">create table cursooposicion</text:span></text:p>
      <text:p text:style-name="P1"><text:span text:style-name="T1">(</text:span></text:p>
      <text:p text:style-name="P1"><text:span text:style-name="T1"><text:s/>codcurso<text:tab/>varchar2(5) constraint fk_cursos2 references cursos,</text:span></text:p>
      <text:p text:style-name="P1"><text:span text:style-name="T1"><text:s/>codoposicion<text:tab/>varchar2(6) constraint fk_oposicione references oposiciones,</text:span></text:p>
      <text:p text:style-name="P1"><text:span text:style-name="T1"><text:s/>constraint pk_cursooposicion primary key(codcurso, codoposicion)</text:span></text:p>
      <text:p text:style-name="P1"><text:span text:style-name="T1">);</text:span></text:p>
      <text:p text:style-name="P1"><text:span text:style-name="T1">drop table cursomanual cascade constraint;</text:span></text:p>
      <text:p text:style-name="P1"><text:span text:style-name="T1">create table cursomanual</text:span></text:p>
      <text:p text:style-name="P1"><text:span text:style-name="T1">(</text:span></text:p>
      <text:p text:style-name="P1"><text:span text:style-name="T1"><text:s/>codcurso<text:tab/>varchar2(5) constraint fk_cursos3 references cursos,</text:span></text:p>
      <text:p text:style-name="P1"><text:span text:style-name="T1"><text:s/>referencia<text:tab/>varchar2(6) constraint fk_manuales references manuales,</text:span></text:p>
      <text:p text:style-name="P1"><text:span text:style-name="T1"><text:s/>constraint pk_cursomanual primary key (codcurso, referencia)</text:span></text:p>
      <text:p text:style-name="P1"><text:span text:style-name="T1">);</text:span></text:p>
      <text:p text:style-name="P1"><text:span text:style-name="T1"/></text:p>
      <text:p text:style-name="P1"><text:span text:style-name="T1"/></text:p>
      <text:p text:style-name="P1"><text:span text:style-name="T1">--INSERCION DE REGISTROS</text:span></text:p>
      <text:p text:style-name="P1"><text:span text:style-name="T1"/></text:p>
      <text:p text:style-name="P1"><text:span text:style-name="T1">--ALUMNOS (dni, nombre, apellido1, apellido2, direccion, sexo, fechanac)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1111','Carlos','Puerta','Perez','c/ Pí, 21','V','12/09/1989');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2222','Luisa','Sanchez','Donoso','c/ Sierpes, 1','M','12/05/1968');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3333','Eva','Ramos','Prieto','c/ Rueda, 31','M','12/04/1969');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4444','Luis','Paez','Garcia','c/ Martin Villa, 21','V','22/04/1979');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5555','Ana','Padilla','Torres','c/ Tetuan, 2','M','12/09/1970');</text:span></text:p>
      <text:p text:style-name="P1"><text:span text:style-name="T1"/></text:p>
      <text:p text:style-name="P1"><text:span text:style-name="T1">insert into alumnos</text:span></text:p>
      <text:p text:style-name="P1"><text:span text:style-name="T1">values('6666','Lola','Flores','Ruiz','c/ Real, 14','M','18/04/1970');</text:span></text:p>
      <text:p text:style-name="P1"><text:span text:style-name="T1"/></text:p>
      <text:p text:style-name="P1"><text:span text:style-name="T1">-- PROFESORES (dni, nombre, apellido1, apellido2, direccion, titulo, sueldo)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111','Manuel','Lopez','Garcia','c/ Albeniz,12','Ingeniero de Caminos',2000);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222','Luis','Perez','Sanchez','c/ Huelva, 1','Licenciado en Psicologia',1400);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333','Ana','Garcia','Lopez','c/ Sevilla,2','Ingeniero de Caminos',2200);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444','Eva','Parra','Ruiz','c/ Astoria,7','Licenciado en Derecho',1200);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555','Federico','Flores','Alba','c/ Tarifa, 1','Ingeniero Informático',2500);</text:span></text:p>
      <text:p text:style-name="P1"><text:span text:style-name="T1"/></text:p>
      <text:p text:style-name="P1"><text:span text:style-name="T1">insert into profesores</text:span></text:p>
      <text:p text:style-name="P1"><text:span text:style-name="T1">values('666','Alberto','Moreno','Rodriguez','c/ Parra, 2','Ingeniero de Caminos',2100);</text:span></text:p>
      <text:p text:style-name="P1"><text:span text:style-name="T1"/></text:p>
      <text:p text:style-name="P1"><text:span text:style-name="T1"/></text:p>
      <text:p text:style-name="P1"><text:span text:style-name="T1">-- CURSOS<text:s text:c="2"/>(codigocurso,nombrecurso,maxalumnos,fechaini,fechafin,numhoras,profesor)</text:span></text:p>
      <text:p text:style-name="P1"><text:span text:style-name="T1"/></text:p>
      <text:p text:style-name="P1"><text:span text:style-name="T1">insert into cursos </text:span></text:p>
      <text:p text:style-name="P1"><text:span text:style-name="T1">values('0001','Función Publica',120,'03/05/09','30/06/09',400,'444');</text:span></text:p>
      <text:p text:style-name="P1"><text:span text:style-name="T1"/></text:p>
      <text:p text:style-name="P1"><text:span text:style-name="T1">insert into cursos</text:span></text:p>
      <text:p text:style-name="P1"><text:span text:style-name="T1">values('0002','Los chiquillos',180,'13/05/09','30/08/09',600,'222');</text:span></text:p>
      <text:p text:style-name="P1"><text:span text:style-name="T1"/></text:p>
      <text:p text:style-name="P1"><text:span text:style-name="T1">insert into cursos</text:span></text:p>
      <text:p text:style-name="P1"><text:span text:style-name="T1">values('0003','Puentes Atirantados',20,'03/12/08','30/06/09',800,'111');</text:span></text:p>
      <text:p text:style-name="P1"><text:span text:style-name="T1"/></text:p>
      <text:p text:style-name="P1"><text:span text:style-name="T1">insert into cursos</text:span></text:p>
      <text:p text:style-name="P1"><text:span text:style-name="T1">values('0004','Vida familiar de los presos',120,'03/05/09','30/06/09',400,'222');</text:span></text:p>
      <text:p text:style-name="P1"><text:span text:style-name="T1"/></text:p>
      <text:p text:style-name="P1"><text:span text:style-name="T1">insert into cursos</text:span></text:p>
      <text:p text:style-name="P1"><text:span text:style-name="T1">values('0005','La Constitucion',230,'03/05/09','30/06/09',100,'444');</text:span></text:p>
      <text:p text:style-name="P1"><text:span text:style-name="T1"/></text:p>
      <text:p text:style-name="P1"><text:span text:style-name="T1">insert into cursos</text:span></text:p>
      <text:p text:style-name="P1"><text:span text:style-name="T1">values('0006','Programa. Visual para todos',80,'03/09/09','30/09/09',30,'555');</text:span></text:p>
      <text:p text:style-name="P1"><text:span text:style-name="T1"/></text:p>
      <text:p text:style-name="P1"><text:span text:style-name="T1">--- MANUALES (referencia, titulo, autor, fechapub, precio)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1', 'El Derecho', 'Garzón', '12/05/06', 23);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2', 'C y PHP: lo mismo es', 'Joseph Sunday', '12/09/07', 12);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3', 'Los delincuentes y sus sentimientos', 'El Chori', '12/07/08', 16);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4', 'Las Administraciones Publicas', 'Ruiz', '12/07/07', 8);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5', 'Estatica y Dinamica', 'Calatrava', '02/05/05', 43);</text:span></text:p>
      <text:p text:style-name="P1"><text:span text:style-name="T1"/></text:p>
      <text:p text:style-name="P1"><text:span text:style-name="T1">insert into manuales</text:span></text:p>
      <text:p text:style-name="P1"><text:span text:style-name="T1">values('M006', 'Problemas irresolubles en JSP', 'John Tagua', '07/07/07', 25);</text:span></text:p>
      <text:p text:style-name="P1"><text:span text:style-name="T1"/></text:p>
      <text:p text:style-name="P1"><text:span text:style-name="T1"/></text:p>
      <text:p text:style-name="P1"><text:span text:style-name="T1">-- OPOSICIONES (codigo, nombre, fechaexamen, organismo, plazas, categoria)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02','Maestros de Primaria','27/05/10','Consejeria Educacion', 1220, 'B');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12','Funcionario de Prisiones','20/06/10','Consejeria Justicia', 120, 'C');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22','Profesores de Informática','27/06/09','Consejeria Educacion', 12, 'A');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32','Jardineros del Estado','27/05/10','Ministerio Medio Ambiente', 10, 'D');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42','Administrativos','27/05/10','Ayuntamiento DH', 12, 'C');</text:span></text:p>
      <text:p text:style-name="P1"><text:span text:style-name="T1"/></text:p>
      <text:p text:style-name="P1"><text:span text:style-name="T1">insert into oposiciones</text:span></text:p>
      <text:p text:style-name="P1"><text:span text:style-name="T1">values('C-552','Ingenieros del Ejercito','27/09/10','Ministerio Defensa', 120, 'A');</text:span></text:p>
      <text:p text:style-name="P1"><text:span text:style-name="T1"/></text:p>
      <text:p text:style-name="P1"><text:span text:style-name="T1"/></text:p>
      <text:p text:style-name="P1"><text:span text:style-name="T1">-- MATRICULAS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1111','0001',12,8,'Oficial','12/06/06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1111','0005',18,5,'Oficial','12/07/06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2222','0003',25,28,'Libre','12/08/06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2222','0005',32,28,'Libre','12/09/06');</text:span></text:p>
      <text:p text:style-name="P1"><text:span text:style-name="T1"/></text:p>
      <text:p text:style-name="P1"><text:span text:style-name="T1">insert into matriculas (dnialumno, codcurso, pruebaA, tipo, inscripcion)</text:span></text:p>
      <text:p text:style-name="P1"><text:span text:style-name="T1">values('3333','0006',12,'Oficial','12/10/06');</text:span></text:p>
      <text:p text:style-name="P1"><text:span text:style-name="T1"/></text:p>
      <text:p text:style-name="P1"><text:span text:style-name="T1">insert into matriculas (dnialumno, codcurso, pruebaB, tipo, inscripcion)</text:span></text:p>
      <text:p text:style-name="P1"><text:span text:style-name="T1">values('4444','0006',18,'Oficial','12/11/06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5555','0006',20,48,'Oficial','12/12/06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5555','0002',32,38,'Libre','12/01/07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5555','0003',11,18,'Oficial','12/02/07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5555','0001',11,38,'Oficial','12/03/07');</text:span></text:p>
      <text:p text:style-name="P1"><text:span text:style-name="T1"/></text:p>
      <text:p text:style-name="P1"><text:span text:style-name="T1">insert into matriculas (dnialumno, codcurso, pruebaA, pruebaB, tipo, inscripcion)</text:span></text:p>
      <text:p text:style-name="P1"><text:span text:style-name="T1">values('5555','0005',42,48,'Oficial','12/04/07');</text:span></text:p>
      <text:p text:style-name="P1"><text:span text:style-name="T1"/></text:p>
      <text:p text:style-name="P1"><text:span text:style-name="T1">// CURSOOPOSICION<text:s text:c="2"/>(codcurso, codoposicion)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0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1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2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3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4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1','C-55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2','C-50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3','C-55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4','C-51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6','C-52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5','C-50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5','C-51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5','C-52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5','C-532');</text:span></text:p>
      <text:p text:style-name="P1"><text:span text:style-name="T1"/></text:p>
      <text:p text:style-name="P1"><text:span text:style-name="T1">insert into cursooposicion</text:span></text:p>
      <text:p text:style-name="P1"><text:span text:style-name="T1">values('0005','C-542');</text:span></text:p>
      <text:p text:style-name="P1"><text:span text:style-name="T1"/></text:p>
      <text:p text:style-name="P1"><text:span text:style-name="T1">-- CURSOMANUAL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1','M001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4','M001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5','M001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6','M002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4','M003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1','M004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5','M004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3','M005');</text:span></text:p>
      <text:p text:style-name="P1"><text:span text:style-name="T1"/></text:p>
      <text:p text:style-name="P1"><text:span text:style-name="T1">insert into cursomanual (codcurso, referencia)</text:span></text:p>
      <text:p text:style-name="P1"><text:span text:style-name="T1">values('0006','M006'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